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0e46" officeooo:paragraph-rsid="00010e46"/>
    </style:style>
    <style:style style:name="P2" style:family="paragraph" style:parent-style-name="Standard">
      <style:text-properties officeooo:rsid="00017f2a" officeooo:paragraph-rsid="00017f2a"/>
    </style:style>
    <style:style style:name="P3" style:family="paragraph" style:parent-style-name="Standard" style:list-style-name="L1">
      <style:text-properties officeooo:rsid="00017f2a" officeooo:paragraph-rsid="000303a5"/>
    </style:style>
    <style:style style:name="P4" style:family="paragraph" style:parent-style-name="Standard" style:list-style-name="L1">
      <style:text-properties officeooo:paragraph-rsid="000303a5"/>
    </style:style>
    <style:style style:name="P5" style:family="paragraph" style:parent-style-name="Standard">
      <style:text-properties officeooo:rsid="000303a5" officeooo:paragraph-rsid="000303a5"/>
    </style:style>
    <style:style style:name="P6" style:family="paragraph" style:parent-style-name="Standard">
      <style:text-properties officeooo:paragraph-rsid="000303a5"/>
    </style:style>
    <style:style style:name="P7" style:family="paragraph" style:parent-style-name="Standard">
      <style:text-properties officeooo:rsid="0004fd7a" officeooo:paragraph-rsid="0004fd7a"/>
    </style:style>
    <style:style style:name="T1" style:family="text">
      <style:text-properties officeooo:rsid="000303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1</text:p>
      <text:p text:style-name="P1"/>
      <text:p text:style-name="P2">Ser ágiles o ser ágiles</text:p>
      <text:p text:style-name="P2"/>
      <text:p text:style-name="P2">Feedback: devolución del cliente</text:p>
      <text:p text:style-name="P2"/>
      <text:p text:style-name="P2">Revoluciones y el futuro</text:p>
      <text:p text:style-name="P2"/>
      <text:p text:style-name="P2">El contexto cambió. ¿Qué pasa con las empresas? Las empresas mejor rankeadas están relacionadas con la tecnología, se necesitan nuevas habilidades</text:p>
      <text:p text:style-name="P2"/>
      <text:p text:style-name="P2">La organización del mañana puede ser diferente del pasado</text:p>
      <text:p text:style-name="P2">Señas de identidad de una organización diseñada para la velocidad</text:p>
      <text:p text:style-name="P2"/>
      <text:list xml:id="list787252934" text:style-name="L1">
        <text:list-item>
          <text:p text:style-name="P3">Organizaciones más planas con mucha menos jerarquía y derechos de decisión simplificados</text:p>
        </text:list-item>
        <text:list-item>
          <text:p text:style-name="P3"><text:s/>Flujos de información y toma de decisiones más rápidos, basados en datos y análisis integrados. </text:p>
        </text:list-item>
        <text:list-item>
          <text:p text:style-name="P3">Equipos multifuncionales que colaboran para abordar misiones comunes a través del enfoque de prueba y aprendizaje </text:p>
        </text:list-item>
        <text:list-item>
          <text:p text:style-name="P3">Formas flexibles de trabajo, incluida la afinidad por equipos híbridos remotos / en persona </text:p>
        </text:list-item>
        <text:list-item>
          <text:p text:style-name="P3">Talento ágil y resistente capaz de moverse rápido, adaptarse al cambio y aprender continuamente </text:p>
        </text:list-item>
        <text:list-item>
          <text:p text:style-name="P4"><text:span text:style-name="T1">M</text:span>ayor velocidad de comercialización: primero en actuar según las tendencias del mercado, las necesidades del cliente, la adquisición de talento </text:p>
        </text:list-item>
        <text:list-item>
          <text:p text:style-name="P4">Mayor capacidad de respuesta del cliente: aumento de 6-10 veces en el rendimiento de las pruebas, reducción de 50-200% en el tiempo para lanzar nuevas experiencias de clientes </text:p>
        </text:list-item>
        <text:list-item>
          <text:p text:style-name="P4">Mayor eficiencia y rendimiento del capital invertido. </text:p>
        </text:list-item>
        <text:list-item>
          <text:p text:style-name="P4">Mayor orientación al desempeño y satisfacción de los empleados. <text:s/></text:p>
        </text:list-item>
      </text:list>
      <text:p text:style-name="P6"/>
      <text:p text:style-name="P6">Sistemas de respuesta de emergencias, sistemas de comunicación con el cliente, sistemas de vigilancia de salud pública y de enfermedades, y sistemas de información geográfica (GIS, por sus siglas en inglés). </text:p>
      <text:p text:style-name="P6"/>
      <text:p text:style-name="P5">Vivimos en un mundo VUCA:</text:p>
      <text:p text:style-name="P5"/>
      <text:p text:style-name="P5">V= volátil, cambia todo el tiempo</text:p>
      <text:p text:style-name="P5">U=incertidumbre, no sabemos que va a pasar mañana</text:p>
      <text:p text:style-name="P5">C=Complejidad, difícil de comprender, hay que tener una mirada ámplia</text:p>
      <text:p text:style-name="P5">A=Ambigüedad, no se para donde tengo que ir</text:p>
      <text:p text:style-name="P5"/>
      <text:p text:style-name="P5">“La agilidad permite fallar barato”</text:p>
      <text:p text:style-name="P5"/>
      <text:p text:style-name="P5">Funeral de un producto, creación de uno nuevo</text:p>
      <text:p text:style-name="P5"/>
      <text:p text:style-name="P7">Poner al cliente en el centro</text:p>
      <text:p text:style-name="P7"/>
      <text:p text:style-name="P7">Innovación y disrupción</text:p>
      <text:p text:style-name="P7"/>
      <text:p text:style-name="P7">Innovación: Productos que generan mejoras incrementales entre uno y otro, por ejemplo, las distintas versiones del iphone. El primer Iphone fue disrupción</text:p>
      <text:p text:style-name="P7"/>
      <text:p text:style-name="P7"><text:soft-page-break/>Disrupción: organizaciones o tecnologías que cambian nuestra manera de entender los negocios, rompen las reglas del mercado. Ejemplo: blookbaster y netflix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2T13:14:23.536000000</meta:creation-date>
    <dc:date>2021-04-02T14:41:32.359000000</dc:date>
    <meta:editing-duration>PT51M47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28" meta:word-count="332" meta:character-count="2157" meta:non-whitespace-character-count="1851"/>
  </office:meta>
</office:document-meta>
</file>